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
      <style:text-properties fo:font-weight="bold" style:font-weight-asian="bold" style:font-weight-complex="bold"/>
    </style:style>
    <style:style style:name="P3" style:family="paragraph" style:parent-style-name="Text">
      <style:text-properties fo:font-weight="normal" style:font-weight-asian="normal" style:font-weight-complex="normal"/>
    </style:style>
    <style:style style:name="P4" style:family="paragraph" style:parent-style-name="Text" style:list-style-name="L2"/>
    <style:style style:name="P5" style:family="paragraph" style:parent-style-name="Text_20_body" style:list-style-name="L2">
      <style:paragraph-properties fo:text-align="start" style:justify-single-word="false"/>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3"/>
    <style:style style:name="P8" style:family="paragraph" style:parent-style-name="Text" style:list-style-name="L4">
      <style:text-properties fo:font-weight="bold" style:font-weight-asian="bold" style:font-weight-complex="bold"/>
    </style:style>
    <style:style style:name="P9" style:family="paragraph" style:parent-style-name="Standard" style:list-style-name="L4">
      <style:text-properties fo:font-weight="normal" style:font-weight-asian="normal" style:font-weight-complex="normal"/>
    </style:style>
    <style:style style:name="P10" style:family="paragraph" style:parent-style-name="Text" style:list-style-name="L4">
      <style:text-properties fo:font-weight="normal" style:font-weight-asian="normal" style:font-weight-complex="normal"/>
    </style:style>
    <style:style style:name="P11" style:family="paragraph" style:parent-style-name="Text_20_body" style:list-style-name="L5"/>
    <style:style style:name="P12" style:family="paragraph" style:parent-style-name="Text_20_body" style:list-style-name="L5">
      <style:text-properties fo:font-weight="normal" style:font-weight-asian="normal" style:font-weight-complex="normal"/>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Text_20_body" style:list-style-name="L6">
      <style:text-properties fo:font-weight="normal" style:font-weight-asian="normal" style:font-weight-complex="normal"/>
    </style:style>
    <style:style style:name="P15" style:family="paragraph" style:parent-style-name="Standard" style:list-style-name="L4">
      <style:paragraph-properties fo:text-align="start" style:justify-single-word="false"/>
      <style:text-properties fo:font-weight="normal" style:font-weight-asian="normal" style:font-weight-complex="normal"/>
    </style:style>
    <style:style style:name="P16" style:family="paragraph" style:parent-style-name="Text_20_body" style:list-style-name="L4"/>
    <style:style style:name="P17" style:family="paragraph" style:parent-style-name="Text_20_body"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18" style:family="paragraph" style:parent-style-name="Text_20_body"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Text_20_body" style:list-style-name="L4">
      <style:paragraph-properties fo:text-align="start" style:justify-single-word="false"/>
      <style:text-properties fo:font-weight="bold" style:font-weight-asian="bold" style:font-weight-complex="bold"/>
    </style:style>
    <style:style style:name="P20" style:family="paragraph" style:parent-style-name="Text_20_body" style:list-style-name="L4">
      <style:paragraph-properties fo:text-align="start" style:justify-single-word="false"/>
      <style:text-properties fo:font-weight="normal" style:font-weight-asian="normal" style:font-weight-complex="normal"/>
    </style:style>
    <style:style style:name="P21"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4">
      <style:paragraph-properties fo:text-align="start" style:justify-single-word="false"/>
    </style:style>
    <style:style style:name="P23" style:family="paragraph" style:parent-style-name="Text_20_body" style:list-style-name="L4">
      <style:paragraph-properties fo:text-align="start" style:justify-single-word="false"/>
      <style:text-properties fo:font-style="italic" fo:font-weight="normal" style:font-style-asian="italic" style:font-weight-asian="normal" style:font-style-complex="italic" style:font-weight-complex="normal"/>
    </style:style>
    <style:style style:name="P24" style:family="paragraph" style:parent-style-name="Text">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dybos susirinkimo protokolas</text:h>
      <text:p text:style-name="P1">(2005-07-06)</text:p>
      <text:p text:style-name="P1"/>
      <text:p text:style-name="P2">Dalyvauja:</text:p>
      <text:p text:style-name="P3">Jaroslav Šatkevič </text:p>
      <text:p text:style-name="P3">Saulius Gražulis</text:p>
      <text:p text:style-name="P3">Albertas Agejevas</text:p>
      <text:p text:style-name="P3">Mykolas Okulič-Kazarinas</text:p>
      <text:p text:style-name="P2"/>
      <text:p text:style-name="P2">Darbotvarkė:</text:p>
      <text:list text:style-name="L2">
        <text:list-item>
          <text:p text:style-name="P4">Kuruojamų<text:span text:style-name="T1"> sričių veiklos pristatymas</text:span></text:p>
        </text:list-item>
        <text:list-item>
          <text:p text:style-name="P5">AKL serveriai</text:p>
        </text:list-item>
        <text:list-item>
          <text:p text:style-name="P5">AKL vasaros mytas</text:p>
        </text:list-item>
        <text:list-item>
          <text:p text:style-name="P5">AKL dalyvavimas konkursuose</text:p>
        </text:list-item>
        <text:list-item>
          <text:p text:style-name="P5">AKL narių tvirtinimas/šalinimas</text:p>
        </text:list-item>
        <text:list-item>
          <text:p text:style-name="P5">Reklama *.akl.lt</text:p>
        </text:list-item>
        <text:list-item>
          <text:p text:style-name="P5">AKL Linux distribucija</text:p>
        </text:list-item>
        <text:list-item>
          <text:p text:style-name="P5">Infobalt pozicijos dėl PĮ patentų aptarimas</text:p>
        </text:list-item>
      </text:list>
      <text:p text:style-name="P3"/>
      <text:p text:style-name="P6">Bendros pastabos:</text:p>
      <text:list text:style-name="L3">
        <text:list-item>
          <text:p text:style-name="P7">Gerai būtų dienotvarkę pasiųsti prieš posėdį, padėtų protokoluoti.</text:p>
        </text:list-item>
        <text:list-item>
          <text:p text:style-name="P7">Gerai būtų įsitaisyti diktofoną (gal elektroninį).</text:p>
        </text:list-item>
      </text:list>
      <text:p text:style-name="P3"/>
      <text:list text:style-name="L4">
        <text:list-item>
          <text:p text:style-name="P8">Kuruojamų sričių veiklos pristatymas</text:p>
          <text:list>
            <text:list-item>
              <text:p text:style-name="P9"><text:s/>Saulius Gražulis – Autorių teisių komiteto ataskaita.</text:p>
            </text:list-item>
          </text:list>
        </text:list-item>
      </text:list>
      <text:p text:style-name="P3"><text:tab/>Užmegzti kontaktai su M. Starkevičiūte, J. Paleckiu, tęsiamas dialogas su A. Sakalu. Pranešimas apie tolimesnes PĮ patentų perspektyvas.</text:p>
      <text:p text:style-name="P3"><text:tab/>Po šiandienos balsavimo gali būti, kad direktyvą atmes ir tada kiekviena šalis pati spręs ar keisti savo įstatymą ar ne. Todėl reikia palaikyti tolimesnius kontaktus su Lietuvos ir Europos parlamentarais.</text:p>
      <text:list text:style-name="L4" text:continue-numbering="true">
        <text:list-item>
          <text:list text:continue-numbering="true">
            <text:list-item>
              <text:p text:style-name="P10"><text:s/>Mykolas O.K. - ryšiai su visuomene, PĮ patentai. </text:p>
            </text:list-item>
          </text:list>
        </text:list-item>
      </text:list>
      <text:list text:style-name="L5">
        <text:list-item>
          <text:list>
            <text:list-item>
              <text:list>
                <text:list-item>
                  <text:p text:style-name="P11">Mindaugas Kiškis – Riomerio teisės universitete labai už PĮ patentus.</text:p>
                </text:list-item>
                <text:list-item>
                  <text:p text:style-name="P12">Ryšiai su visuomene – reikia žmogaus, kuris, žinodamas, kas dedasi AKL, mokėdamas bendrauti su spauda, galėtų daryti pranešimus. Mykolas pažymėjo, kad jisai už visą AKL fiziškai negali rašyti straipsnių. Mykolo idėja: sekančiame valdybos posėdyje Mykolas padarys paskaitą (45 min) apie pranešimų spaudai rengimą ir bendravimą su žiniasklaida. Jaro: gal tai padaryti per vasaros Mytą. Mykolas: gerai, bet turi būti atskira, suinteresuota rimta publika. Visi kiti, kam neįdomu, turi turėti kitą užsiėmimą.<text:line-break/>Valdyba šiam pasiūlymui pritaria. Albertas pasiūlė padaryti pranešimą ir valdyboje, ir myte. Mykolas nebuvo prieš.</text:p>
                </text:list-item>
              </text:list>
            </text:list-item>
          </text:list>
        </text:list-item>
      </text:list>
      <text:list text:style-name="L4" text:continue-numbering="true">
        <text:list-item>
          <text:list text:continue-numbering="true">
            <text:list-item>
              <text:p text:style-name="P10"><text:s/>Jaroslav Šatkevič – Comunity</text:p>
            </text:list-item>
          </text:list>
        </text:list-item>
      </text:list>
      <text:p text:style-name="P13"><text:tab/>Jaro bandė suorg. linukso kūrėjų Lietuvoje (Manto, Reality Linux, Linux mokykloms) susitikimą. Visi sutiko susitikti ir numatyta data liepos 15 d. Yra idėja – pakviesti juos visus į AKL mytą prie ežero ir nedaryti atskiro myto!!!</text:p>
      <text:list text:style-name="L6">
        <text:list-item>
          <text:list>
            <text:list-item>
              <text:list>
                <text:list-header>
                  <text:p text:style-name="P14"/>
                </text:list-header>
              </text:list>
            </text:list-item>
          </text:list>
        </text:list-item>
      </text:list>
      <text:list text:style-name="L4" text:continue-numbering="true">
        <text:list-item>
          <text:p text:style-name="P8">AKL serveriai</text:p>
          <text:list>
            <text:list-item>
              <text:p text:style-name="P15">Jaro: kas bus MIF už tai, kad jie leis AKLui pastatyti MIFe savo serverį? Reikia pagalvoti. Pvz., jei mes surastume žmogų, kuris MIFui padėtų administruoti serverius (ne, mes to nesugebėsim). Bet gal galima pasiūlyti, pvz., Moodle projektą (Moodle domisi Jurgis Pralgauskis).</text:p>
            </text:list-item>
            <text:list-item>
              <text:p text:style-name="P15">Albertas: apsiima pakurti antrą serverį. Jau sutarta su MIF'u dėl IP ir vietos.</text:p>
            </text:list-item>
            <text:list-item>
              <text:p text:style-name="P15">Jaro: geros naujienos:<text:line-break/>Pyxis dovanoja AKL'ui 1GHz 512MB RAM kompą; (reikia motherboars).<text:line-break/>BMS atstovas Mantui žadėjo, kad BMS padovanos AKL'ui motherboard.</text:p>
              <text:p text:style-name="P15">SAT žadėjo parūpinti tai ko trūksta serveriui. Serveriui trūksta UPS, nes MIF'e būna elektros trukių. Jaro apsiima tartis su SAT dėl UPS.</text:p>
            </text:list-item>
            <text:list-item>
              <text:p text:style-name="P15">Lietuviškas SForgas – palaikome, nes </text:p>
              <text:list>
                <text:list-item>
                  <text:p text:style-name="P15">yra daug įdomių eksperimentų. Yra žmogus (Dalius Dobrovolskis), kuris dirba su savo kompu, rudenį bus rezultatas. </text:p>
                </text:list-item>
                <text:list-item>
                  <text:p text:style-name="P15">reikalingas lietuviškas interfeisas lietuviškiems projektams.</text:p>
                </text:list-item>
              </text:list>
            </text:list-item>
            <text:list-item>
              <text:p text:style-name="P15">Jaro: <text:a xlink:type="simple" xlink:href="http://www.akl.lt/">www.akl.lt</text:a> (zope) labai daug informacijos, nesusijusios su AKL. Pasiūlymas – sukurti nariai.akl.lt, kur bus narių (asmeninė) informacija, nesusijusi su oficialia AKL veikla ar pozicija.</text:p>
            </text:list-item>
          </text:list>
        </text:list-item>
        <text:list-item>
          <text:p text:style-name="P8">AKL vasaros mytas</text:p>
          <text:list>
            <text:list-header>
              <text:p text:style-name="P16"><text:span text:style-name="T2">Data: </text:span>liepos 16-17 d.</text:p>
              <text:p text:style-name="P16"><text:span text:style-name="T2">Vieta:</text:span> prie <text:s/>Baltųjų Lakajų.</text:p>
              <text:p text:style-name="P16">Mykolas paruoš instrukcijas, kaip nuvykti prie (jo siūlomų) ežerų.</text:p>
            </text:list-header>
          </text:list>
        </text:list-item>
        <text:list-item>
          <text:p text:style-name="P17">AKL dalyvavimas konkursuose</text:p>
          <text:list>
            <text:list-item>
              <text:p text:style-name="P18">Jaro siūlo: duoti prezidentui mandatą pasisakyti už AKL dalyvavimą projektuose. Valdyba pritaria ir įpareigoja prezidentą pranešti valdybai apie visus projektus, kuriuose AKL, jo atstovaujama, apsiima dalyvauti, ir kokiomis sąlygomis AKL dalyvaus šiuose projektuose.</text:p>
            </text:list-item>
          </text:list>
        </text:list-item>
        <text:list-item>
          <text:p text:style-name="P19">AKL narių tvirtinimas/šalinimas</text:p>
          <text:list>
            <text:list-item>
              <text:p text:style-name="P20">Naujų narių tvirtinimas:</text:p>
              <text:p text:style-name="P21">Organizacija: ECDL (European Computer Driver License). Mykolas: jos dalyvavimas AKL labai svarbus. Valdyba nutaria, reikalui esant, atleisti nuo nario mokesčio. Valdyba pritaria ECDL priėmimui į narius.</text:p>
              <text:p text:style-name="P22">Donatą Glogenį rekomenduoja Albertas ir Jaro. Valdyba pritaria Donato Glodenio priėmimui į narius.</text:p>
              <text:p text:style-name="P16"><text:s/>Firma: „7 bitai“, direktorius Donatas Stonys; pateiktas motyvacinis laiškas. Du AKL nariai: Jaro ir Mykolas pateikia žodines rekomendacijas. Motyvacinį laišką (el. pavidale) Jaro pasižada atsiųsti į valdyba@akl.lt. Valdyba pritaria (3 balsai už, Saulius Gražulis susilaiko) „7 bitai“ firmos priėmimui į narius.</text:p>
              <text:p text:style-name="P23">Nutarta: <text:span text:style-name="T3">priimti į AKL Donatą Glodenį, ECDL (European Computer Driver License) ir „7 bitai“.</text:span></text:p>
            </text:list-item>
            <text:list-item>
              <text:p text:style-name="P18">Narių šalinimas:</text:p>
              <text:p text:style-name="P21">Andrius Kazimieras Kasparavičius – narystė sustabdyta.<text:line-break/>Vilius Ališauskas – narystė sustabdyta.<text:line-break/>Rolanas Juodžbalis (aka Next) – narystė sustabdyta.<text:line-break/>Dėl šių trijų narių nutarta sprendimą atidėti, ir asmeniškai paklausti apie jų planus būti akl nariais (Jaro).<text:line-break/>Tadas Kvedaras – pateikė pareiškimą apie išstojimą. Valdyba patenkina jo prašymą apie išstojimą. Patenkiname jo prašymą palikti <text:a xlink:type="simple" xlink:href="mailto:akl-wg@akl.lt">akl-wg@akl.lt</text:a>.</text:p>
            </text:list-item>
            <text:list-item>
              <text:p text:style-name="P21">Dėl AKL atributų (e-adresų, narystės listuose, svetainių ir t.t.):<text:line-break/>Pašalinus narį iš AKL, automatiškai ištrinamas jo akl e-adresas, visa informacija AKL serveryje ir jis išbraukiamas iš AKL listų. Valdybos sprendimu gali būti paliekami kai kurie adresai ar narystė listuose.</text:p>
            </text:list-item>
          </text:list>
        </text:list-item>
        <text:list-item>
          <text:p text:style-name="P17">Reklama *.akl.lt</text:p>
          <text:list>
            <text:list-item>
              <text:p text:style-name="P16">Valdyba nutaria apsvarstyti AKL liste akl-wg@akl.lt galimybę akl tinklapyje pateikti reklamą.</text:p>
            </text:list-item>
            <text:list-item>
              <text:p text:style-name="P22">www.akl.lt/paslaugos: Paulius Šuksteris nori pateikti ten informaciją apie „DoctorPC“.</text:p>
              <text:p text:style-name="P22">AKL neprisiima jokių įsipareigojimų dėl rėmėjų informacijos teikimo internete, bet jei kas nors mus paremia, mes paprastai įdedame jį į rėmėjų sąrašą ir jei rėmėjas pageidaują jis gali būti įdėtas į <text:a xlink:type="simple" xlink:href="http://www.akl.lt/paslaugos">www.akl.lt/paslaugos</text:a>. Taigi jei DoctorPC paremia AKL'ą, tai jis gali patekti į <text:a xlink:type="simple" xlink:href="http://www.akl.lt/paslaugos">www.akl.lt/paslaugos</text:a>. <text:s/></text:p>
            </text:list-item>
          </text:list>
        </text:list-item>
        <text:list-item>
          <text:p text:style-name="P19">AKL Linux distribucija</text:p>
          <text:list>
            <text:list-item>
              <text:p text:style-name="P20">Kadaise AKL pristatė iniciatyvą sukurti lituanizuota Linux distribucija, prašė ją paremti. Dabar Lietuvoje yra jau 3 distribucijos. Šaliname aprašymą Lietuviškos linux distribucijos iniciatyvos iš <text:a xlink:type="simple" xlink:href="http://www.akl.lt/projektai">www.akl.lt/projektai</text:a>, perkeliam Baltix aprašymą į <text:a xlink:type="simple" xlink:href="http://www.akl.lt/programos">www.akl.lt/programos</text:a>.</text:p>
            </text:list-item>
            <text:list-item>
              <text:p text:style-name="P20">AKL nekus savo distribucijos.</text:p>
            </text:list-item>
          </text:list>
        </text:list-item>
        <text:list-item>
          <text:p text:style-name="P19">Infobalt pozicijos dėl PĮ patentų aptarimas</text:p>
          <text:list>
            <text:list-header>
              <text:p text:style-name="P20">Saulius Gražulis ir Žilvinas Jančoras tęs dialogą Infobalt valdyboje.</text:p>
            </text:list-header>
          </text:list>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Aria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Title" style:next-style-name="Text" style:class="text" style:default-outline-level="1">
      <style:paragraph-properties fo:text-align="center" style:justify-single-word="false"/>
      <style:text-properties fo:font-size="160%" fo:font-weight="bold" style:font-size-asian="115%" style:font-weight-asian="bold" style:font-size-complex="115%" style:font-weight-complex="bold"/>
    </style:style>
    <style:style style:name="Heading_20_2" style:display-name="Heading 2" style:family="paragraph" style:parent-style-name="Title" style:next-style-name="Text"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8$Linux OpenOffice.org_project/680$Build-8825</meta:generator>
    <meta:creation-date>2005-06-11T16:08:32</meta:creation-date>
    <dc:date>2005-07-08T10:16:05</dc:date>
    <meta:print-date>2005-07-08T10:13:30</meta:print-date>
    <dc:language>lt-LT</dc:language>
    <meta:editing-cycles>27</meta:editing-cycles>
    <meta:editing-duration>PT2H40M43S</meta:editing-duration>
    <meta:user-defined meta:name="Info 1"/>
    <meta:user-defined meta:name="Info 2"/>
    <meta:user-defined meta:name="Info 3"/>
    <meta:user-defined meta:name="Info 4"/>
    <meta:document-statistic meta:table-count="0" meta:image-count="0" meta:object-count="0" meta:page-count="3" meta:paragraph-count="61" meta:word-count="782" meta:character-count="5767"/>
  </office:meta>
</office:document-meta>
</file>